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314cm" draw:marker-end-width="0.314cm" draw:fill="none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svg:stroke-width="0.076cm" draw:marker-start-width="0.313cm" draw:marker-end-width="0.313cm" draw:fill="none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width="0.076cm" draw:marker-start-width="0.314cm" draw:marker-end-width="0.314cm" draw:fill="solid" draw:fill-color="#ffffff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objectwithoutfill">
      <style:graphic-properties svg:stroke-width="0.076cm" draw:marker-start-width="0.314cm" draw:marker-end="Arrow" draw:marker-end-width="0.457cm" draw:fill="none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314cm" svg:height="6.503cm" draw:transform="skewX (-0.0605629250441918) rotate (2.20173285139043) translate (10.9212109038075cm 12.6381875753628cm)" svg:viewBox="0 0 7315 6504" svg:d="m887 0c-3245 4102 3223 9047 6428 4995">
          <text:p/>
        </draw:path>
        <draw:path draw:style-name="gr1" draw:text-style-name="P1" draw:layer="layout" svg:width="1.631cm" svg:height="1.488cm" draw:transform="rotate (0.909665606139273) translate (9.53531554130651cm 15.0616798885268cm)" svg:viewBox="0 0 1632 1489" svg:d="m1403 0c780 1002-623 2094-1403 1092">
          <text:p/>
        </draw:path>
        <draw:rect draw:style-name="gr2" draw:text-style-name="P1" draw:layer="layout" svg:width="4.318cm" svg:height="2.54cm" svg:x="6.08cm" svg:y="6.08cm">
          <text:p/>
        </draw:rect>
        <draw:path draw:style-name="gr3" draw:text-style-name="P1" draw:layer="layout" svg:width="4.314cm" svg:height="0.811cm" draw:transform="rotate (0.524820506074596) translate (6.334cm 8.366cm)" svg:viewBox="0 0 4315 812" svg:d="m0 0c2198 1273 2453 833 4315 151">
          <text:p/>
        </draw:path>
        <draw:rect draw:style-name="gr4" draw:text-style-name="P1" draw:layer="layout" svg:width="4.318cm" svg:height="2.54cm" svg:x="6.079cm" svg:y="6.079cm">
          <text:p/>
        </draw:rect>
        <draw:path draw:style-name="gr3" draw:text-style-name="P1" draw:layer="layout" svg:width="4.314cm" svg:height="1.037cm" draw:transform="rotate (0.524820506074596) translate (6.333cm 8.365cm)" svg:viewBox="0 0 4315 1038" svg:d="m0 0c2198 1273 2985 1436 4315 151">
          <text:p/>
        </draw:path>
        <draw:rect draw:style-name="gr2" draw:text-style-name="P1" draw:layer="layout" svg:width="4.318cm" svg:height="2.54cm" svg:x="6.143cm" svg:y="11.668cm">
          <text:p/>
        </draw:rect>
        <draw:path draw:style-name="gr3" draw:text-style-name="P1" draw:layer="layout" svg:width="4.314cm" svg:height="0.811cm" draw:transform="rotate (0.524820506074596) translate (6.397cm 13.954cm)" svg:viewBox="0 0 4315 812" svg:d="m0 0c2198 1273 2453 833 4315 151">
          <text:p/>
        </draw:path>
        <draw:rect draw:style-name="gr4" draw:text-style-name="P1" draw:layer="layout" svg:width="4.318cm" svg:height="2.54cm" svg:x="6.142cm" svg:y="11.667cm">
          <text:p/>
        </draw:rect>
        <draw:path draw:style-name="gr3" draw:text-style-name="P1" draw:layer="layout" svg:width="4.314cm" svg:height="0.525cm" draw:transform="rotate (0.524820506074596) translate (6.397cm 13.954cm)" svg:viewBox="0 0 4315 526" svg:d="m0 0c1099 636 2233 706 4315 149">
          <text:p/>
        </draw:path>
        <draw:frame draw:style-name="gr5" draw:layer="layout" svg:width="2.794cm" svg:height="1.012cm" svg:x="6.842cm" svg:y="4.81cm">
          <draw:text-box>
            <text:p>Trigger</text:p>
          </draw:text-box>
        </draw:frame>
        <draw:line draw:style-name="gr3" draw:text-style-name="P1" draw:layer="layout" svg:x1="6.08cm" svg:y1="4.556cm" svg:x2="10.398cm" svg:y2="4.556cm">
          <text:p/>
        </draw:line>
        <draw:path draw:style-name="gr1" draw:text-style-name="P1" draw:layer="layout" svg:width="1.631cm" svg:height="1.488cm" draw:transform="rotate (2.23175251452473) translate (10.5382125407947cm 6.51430562667534cm)" svg:viewBox="0 0 1632 1489" svg:d="m228 0c-779 1003 624 2094 1404 1091">
          <text:p/>
        </draw:path>
        <draw:path draw:style-name="gr6" draw:text-style-name="P1" draw:layer="layout" svg:width="1.602cm" svg:height="1.526cm" draw:transform="rotate (2.29004651154133) translate (5.81284369692078cm 6.56796003852309cm)" svg:viewBox="0 0 1603 1527" svg:d="m1338 1527c836-956-501-2127-1338-1172">
          <text:p/>
        </draw:path>
        <draw:line draw:style-name="gr3" draw:text-style-name="P1" draw:layer="layout" svg:x1="6.079cm" svg:y1="10.144cm" svg:x2="10.461cm" svg:y2="10.144cm">
          <text:p/>
        </draw:line>
        <draw:path draw:style-name="gr1" draw:text-style-name="P1" draw:layer="layout" svg:width="1.631cm" svg:height="1.488cm" draw:transform="rotate (2.23175251452473) translate (10.6012125407947cm 10.3243056266753cm)" svg:viewBox="0 0 1632 1489" svg:d="m228 0c-779 1003 624 2094 1404 1091">
          <text:p/>
        </draw:path>
        <draw:path draw:style-name="gr6" draw:text-style-name="P1" draw:layer="layout" svg:width="1.602cm" svg:height="1.526cm" draw:transform="rotate (2.29004651154133) translate (5.81184369692078cm 12.1559600385231cm)" svg:viewBox="0 0 1603 1527" svg:d="m1338 1527c836-956-501-2127-1338-1172">
          <text:p/>
        </draw:path>
        <draw:line draw:style-name="gr3" draw:text-style-name="P1" draw:layer="layout" svg:x1="6.079cm" svg:y1="15.732cm" svg:x2="10.397cm" svg:y2="15.732cm">
          <text:p/>
        </draw:line>
        <draw:path draw:style-name="gr6" draw:text-style-name="P1" draw:layer="layout" svg:width="1.602cm" svg:height="1.526cm" draw:transform="rotate (0.851546142047873) translate (4.75599532864358cm 14.9257011866262cm)" svg:viewBox="0 0 1603 1527" svg:d="m265 1527c-837-956 501-2127 1338-1172">
          <text:p/>
        </draw:path>
        <draw:line draw:style-name="gr3" draw:text-style-name="P1" draw:layer="layout" svg:x1="6.08cm" svg:y1="3.54cm" svg:x2="10.461cm" svg:y2="3.54cm">
          <text:p/>
        </draw:line>
        <draw:path draw:style-name="gr6" draw:text-style-name="P1" draw:layer="layout" svg:width="3.33cm" svg:height="3.212cm" draw:transform="rotate (2.29004651154133) translate (5.52335687748407cm 7.78142835334035cm)" svg:viewBox="0 0 3331 3213" svg:d="m2824 3213c1674-1911-1193-4421-2824-2558">
          <text:p/>
        </draw:path>
        <draw:frame draw:style-name="gr5" draw:layer="layout" svg:width="6.795cm" svg:height="1.012cm" svg:x="4.302cm" svg:y="9.132cm">
          <draw:text-box>
            <text:p>Calulation B complete</text:p>
          </draw:text-box>
        </draw:frame>
        <draw:frame draw:style-name="gr5" draw:layer="layout" svg:width="2.794cm" svg:height="1.012cm" svg:x="6.842cm" svg:y="14.72cm">
          <draw:text-box>
            <text:p>Trigger</text:p>
          </draw:text-box>
        </draw:frame>
        <draw:frame draw:style-name="gr5" draw:layer="layout" svg:width="4.509cm" svg:height="1.675cm" svg:x="11.922cm" svg:y="11.668cm">
          <draw:text-box>
            <text:p>Calulation A complete</text:p>
          </draw:text-box>
        </draw:frame>
        <draw:frame draw:style-name="gr5" draw:layer="layout" svg:width="1.016cm" svg:height="1.012cm" svg:x="6.08cm" svg:y="6.084cm">
          <draw:text-box>
            <text:p>A</text:p>
          </draw:text-box>
        </draw:frame>
        <draw:frame draw:style-name="gr5" draw:layer="layout" svg:width="1.016cm" svg:height="1.012cm" svg:x="6.08cm" svg:y="11.668cm">
          <draw:text-box>
            <text:p>B</text:p>
          </draw:text-box>
        </draw:frame>
      </draw:page>
      <draw:page draw:name="page2" draw:style-name="dp1" draw:master-page-name="Default">
        <draw:frame draw:style-name="gr7" draw:layer="layout" svg:width="14.732cm" svg:height="14.491cm" svg:x="3.032cm" svg:y="2.778cm">
          <draw:text-box>
            <text:p>State machine only chooses where to move the pointer. <text:s/>No math!</text:p>
            <text:p/>
            <text:p>The pointer moves through the curves as dictated by the state machine</text:p>
            <text:p/>
            <text:p>It does this by referencing time against a set of trigger times for the envelope stages</text:p>
            <text:p/>
            <text:p>The curve object is "always relivent". <text:s/>As in any access to it is blind to the calulation behind it.</text:p>
            <text:p/>
            <text:p>Another interface tells the curve:</text:p>
            <text:list text:style-name="L1">
              <text:list-item>
                <text:p>What shape it is</text:p>
              </text:list-item>
              <text:list-item>
                <text:p>What direction it is</text:p>
              </text:list-item>
              <text:list-item>
                <text:p>What the upper and lower values are (either can be greater than the other.)</text:p>
                <text:p/>
              </text:list-item>
            </text:list>
            <text:p>The curve has a predetermined horizantal resolu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8M8S</meta:editing-duration>
    <meta:editing-cycles>3</meta:editing-cycles>
    <meta:generator>OpenOffice.org/3.4.1$Win32 OpenOffice.org_project/341m1$Build-9593</meta:generator>
    <dc:date>2015-12-18T21:11:27.65</dc:date>
    <meta:document-statistic meta:object-count="27"/>
  </office:meta>
</office:document-meta>
</file>